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8e957" officeooo:paragraph-rsid="0008e957"/>
    </style:style>
    <style:style style:name="P2" style:family="paragraph" style:parent-style-name="Header">
      <style:text-properties officeooo:rsid="0008e957" officeooo:paragraph-rsid="0008e957"/>
    </style:style>
    <style:style style:name="P3" style:family="paragraph" style:parent-style-name="Standard">
      <style:text-properties officeooo:rsid="0005101c" officeooo:paragraph-rsid="0005101c"/>
    </style:style>
    <style:style style:name="P4" style:family="paragraph" style:parent-style-name="Standard">
      <style:paragraph-properties fo:text-align="center" style:justify-single-word="false"/>
      <style:text-properties fo:font-size="24pt" fo:font-weight="bold" officeooo:rsid="0008e957" officeooo:paragraph-rsid="0008e957" style:font-size-asian="21pt" style:font-weight-asian="bold" style:font-size-complex="24pt" style:font-weight-complex="bold"/>
    </style:style>
    <style:style style:name="P5" style:family="paragraph" style:parent-style-name="Standard">
      <style:paragraph-properties fo:text-align="justify" style:justify-single-word="false"/>
      <style:text-properties fo:font-size="12pt" fo:font-weight="normal" officeooo:rsid="0008e957" officeooo:paragraph-rsid="0008e957"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fo:font-size="12pt" fo:font-weight="normal" officeooo:rsid="0008e957" officeooo:paragraph-rsid="0008e957"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fo:font-size="12pt" fo:font-weight="normal" officeooo:rsid="000a02e2" officeooo:paragraph-rsid="000a02e2"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fo:font-size="12pt" fo:font-weight="normal" officeooo:rsid="000b2735" officeooo:paragraph-rsid="000b2735"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fo:font-size="12pt" fo:font-weight="normal" officeooo:rsid="000ccbc9" officeooo:paragraph-rsid="000ccbc9" style:font-size-asian="12pt" style:font-weight-asian="normal" style:font-size-complex="12pt" style:font-weight-complex="normal"/>
    </style:style>
    <style:style style:name="P10" style:family="paragraph" style:parent-style-name="Standard">
      <style:text-properties fo:font-size="12pt" officeooo:rsid="0005101c" officeooo:paragraph-rsid="0005101c" style:font-size-asian="12pt" style:font-size-complex="12pt"/>
    </style:style>
    <style:style style:name="P11" style:family="paragraph" style:parent-style-name="Standard">
      <style:paragraph-properties fo:line-height="150%" fo:text-align="justify" style:justify-single-word="false" fo:break-before="page"/>
      <style:text-properties fo:font-size="12pt" fo:font-weight="normal" officeooo:rsid="000ccbc9" officeooo:paragraph-rsid="000ccbc9"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officeooo:rsid="000a02e2"/>
    </style:style>
    <style:style style:name="T3" style:family="text">
      <style:text-properties officeooo:rsid="000b2735"/>
    </style:style>
    <style:style style:name="T4" style:family="text">
      <style:text-properties officeooo:rsid="000c94d0"/>
    </style:style>
    <style:style style:name="T5" style:family="text">
      <style:text-properties officeooo:rsid="000ccbc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ost-Project Reflection</text:p>
      <text:p text:style-name="P5"/>
      <text:p text:style-name="P6">This project, which revolved around creating and assessing machine learning models to predict recipe preparation times of recipes from Food.com, proved to be challenging and lengthy, but illuminating. There were countless ways of approaching this task in terms of feature selection, models available and ways to judge their absolute and relative performance. The considerable part of my time was spent in choosing and developing the most suitable models and then making changes to them after <text:span text:style-name="T2">devising new ways to make improvements. For instance, introducing a train/validation/test split to reduce the model overfitting to the test set during hyperparameter tuning and analysis or using feature filtering via mutual information to the improve feature selection process after realizing Scikit-Learn can handle continuous data. </text:span><text:span text:style-name="T3">Both of these proved useful in improving my classifiers and analysis. </text:span><text:span text:style-name="T2">Many of these adjustments were performed after having constructed most of the code to run and assess the models, which proved to be not that difficult.</text:span></text:p>
      <text:p text:style-name="P6"/>
      <text:p text:style-name="P7">Moreover, the project proved to be very educational such as having learned a great deal in using and reading up the documentation of the varies tools in Scikit-learn or <text:span text:style-name="T3">how to use confusion matrices for error analysis. I am pleased with the depth of my error analysis for KNN and Gaussian Naive Bayes (GNB) with this helping me realize that classifying recipes with slow cook times was a serious problem for all classifiers and that it could be related to model bias in relation to class distribution. I am pleased in how I was able to apply my theoretical knowledge from probability and statistics subjects in my discussion such as knowing normal distributions with zero covariance are independent or the use of QQ plots to check the normal distribution assumptions.</text:span></text:p>
      <text:p text:style-name="P7"/>
      <text:p text:style-name="P8">Although, I was disappointed in realizing that my efforts to fix the model bias with slow recipe times was fruitless for KNN, GNB and Logistic Regression (LR) and I would have liked to spent more time on fixing this problem by testing other models, particularly assemble methods <text:span text:style-name="T4">after realizing that the existing models may not be fixed</text:span>. <text:span text:style-name="T4">I</text:span>nitially, <text:span text:style-name="T4">I</text:span> had a voting ensemble classifier, but removed it so I could focus my efforts on the other models. <text:span text:style-name="T4">In the Kaggle competition my best model obtained a score of 71.5%, which as a far way below the best score of around 82%, which is a consequence of me focusing on model evaluation rather than the competition. I would of liked to improve this score </text:span><text:span text:style-name="T5">by experimenting more with feature selection, different models and with text preprocessing. I used the Doc2Vec format, but I believe to increase accuracy scores I should have spent time coming up with my own text preprocessing format.</text:span></text:p>
      <text:p text:style-name="P8"/>
      <text:p text:style-name="P9"/>
      <text:p text:style-name="P11">Further, I should of used cross-validation for all my model testing, but I did not use it were I used confusion matrices as cross_val_score from Scikit-learn did not seem to offer that functionality and instead I would have to implement my own function. Another area of improvement would be to focus more on feature selection/reduction in regards to the curse of high dimensionality for KNN. I attempted this with PCA and feature filtering, but both approaches were futile.</text:p>
      <text:p text:style-name="P9"/>
      <text:p text:style-name="P9">Regardless, I am overall enjoyed working on this project, on the level of analysis I did and by how much I have learned during this project. I see using my new learned skills in the future such as applying them in my own personal projects related to my personal hobby as a financial trader.</text:p>
      <text:p text:style-name="P10"/>
      <text:p text:style-name="P3"><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e957" officeooo:paragraph-rsid="0008e957"/>
    </style:style>
    <style:style style:name="MP2" style:family="paragraph" style:parent-style-name="Footer">
      <style:text-properties officeooo:rsid="0008e957" officeooo:paragraph-rsid="0008e957"/>
    </style:style>
    <style:page-layout style:name="Mpm1">
      <style:page-layout-properties fo:page-width="21.001cm" fo:page-height="29.7cm" style:num-format="1" style:print-orientation="portrait" fo:margin-top="1.101cm" fo:margin-bottom="1.101cm" fo:margin-left="1.217cm" fo:margin-right="1.2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064cm" fo:margin-right="0.002cm" fo:margin-top="0.499cm"/>
      </style:footer-style>
    </style:page-layout>
  </office:automatic-styles>
  <office:master-styles>
    <style:master-page style:name="Standard" style:page-layout-name="Mpm1">
      <style:header>
        <text:p text:style-name="MP1">Machine Learning Assignment 2 Reflection</text:p>
      </style:header>
      <style:footer>
        <text:p text:style-name="MP2">Justin kelley<text:tab/>Page <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5-16T13:59:52.676000000</dc:date>
    <meta:editing-duration>PT27M23S</meta:editing-duration>
    <meta:editing-cycles>6</meta:editing-cycles>
    <meta:document-statistic meta:table-count="0" meta:image-count="0" meta:object-count="0" meta:page-count="2" meta:paragraph-count="8" meta:word-count="591" meta:character-count="3593" meta:non-whitespace-character-count="3010"/>
  </office:meta>
</office:document-meta>
</file>